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eGUI.mouseClick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GUI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eGUI.setRadioButt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onfigureGUI.checkLas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figureGUI.showYesScre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figureGUI.actionPerformed( Ac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eGUI.get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eGUI.ConfigureGUI( String rootDi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13">
            <text:p text:style-name="Table_20_Contents">213</text:p>
          </table:table-cell>
        </table:table-row>
        <table:table-row>
          <table:table-cell office:value-type="string">
            <text:p text:style-name="Table_20_Contents">ConfigureGUI.showWarningSc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onfigureGUI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nfigureGUI.actionPerformed( ActionEvent ev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eGUI.checkFir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eGUI.showSaveSc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eGUI.move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nfigureGUI.mouseEnter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GUI.mousePres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GUI.showNormalOp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eGUI.showNoScre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onfigureGUI.move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ConfigureGUI.comboBox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16">
            <text:p text:style-name="Table_20_Contents">116</text:p>
          </table:table-cell>
        </table:table-row>
        <table:table-row>
          <table:table-cell office:value-type="string">
            <text:p text:style-name="Table_20_Contents">ConfigureGUI.currentStep( String dir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eGUI.setLocalValu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nfigureGUI.mouseReleas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figureGUI.mouseExited( Mous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